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116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1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nalysis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Avg Game Time (s)</text:p>
          </table:table-cell>
          <table:table-cell office:value-type="string">
            <text:p>Avg Win Margin</text:p>
          </table:table-cell>
          <table:table-cell office:value-type="string">
            <text:p>Avg Moves</text:p>
          </table:table-cell>
          <table:table-cell office:value-type="string">
            <text:p>Win Pct</text:p>
          </table:table-cell>
        </table:table-row>
        <table:table-row table:style-name="ro1">
          <table:table-cell office:value-type="string">
            <text:p>BruteForce vs Restart5</text:p>
          </table:table-cell>
          <table:table-cell table:formula="of:=['BruteForce vs Restart5'.K1]" office:value-type="float" office:value="7.83333333333333">
            <text:p>7.83</text:p>
          </table:table-cell>
          <table:table-cell table:formula="of:=['BruteForce vs Restart5'.K7]" office:value-type="float" office:value="193.97">
            <text:p>193.97</text:p>
          </table:table-cell>
          <table:table-cell table:formula="of:=['BruteForce vs Restart5'.K9]" office:value-type="float" office:value="35.6633333333333">
            <text:p>35.66</text:p>
          </table:table-cell>
          <table:table-cell table:formula="of:=['BruteForce vs Restart5'.L2]*100" office:value-type="float" office:value="99.3333333333333">
            <text:p>99.33</text:p>
          </table:table-cell>
        </table:table-row>
        <table:table-row table:style-name="ro1">
          <table:table-cell office:value-type="string">
            <text:p>BruteForce vs Restart15</text:p>
          </table:table-cell>
          <table:table-cell table:formula="of:=['BruteForce vs Restart15'.K1]" office:value-type="float" office:value="12.23">
            <text:p>12.23</text:p>
          </table:table-cell>
          <table:table-cell table:formula="of:=['BruteForce vs Restart15'.K7]" office:value-type="float" office:value="155.22">
            <text:p>155.22</text:p>
          </table:table-cell>
          <table:table-cell table:formula="of:=['BruteForce vs Restart15'.K9]" office:value-type="float" office:value="35.5633333333333">
            <text:p>35.56</text:p>
          </table:table-cell>
          <table:table-cell table:formula="of:=['BruteForce vs Restart15'.L2]*100" office:value-type="float" office:value="99.3333333333333">
            <text:p>99.33</text:p>
          </table:table-cell>
        </table:table-row>
        <table:table-row table:style-name="ro1">
          <table:table-cell office:value-type="string">
            <text:p>Restart5 vs Restart3</text:p>
          </table:table-cell>
          <table:table-cell table:formula="of:=['Restart5 vs Restart3'.K1]" office:value-type="float" office:value="5.31">
            <text:p>5.31</text:p>
          </table:table-cell>
          <table:table-cell table:formula="of:=['Restart5 vs Restart3'.K7]" office:value-type="float" office:value="50.57">
            <text:p>50.57</text:p>
          </table:table-cell>
          <table:table-cell table:formula="of:=['Restart5 vs Restart3'.K9]" office:value-type="float" office:value="50.3">
            <text:p>50.3</text:p>
          </table:table-cell>
          <table:table-cell table:formula="of:=['Restart5 vs Restart3'.L2]*100" office:value-type="float" office:value="80.6666666666667">
            <text:p>80.67</text:p>
          </table:table-cell>
        </table:table-row>
        <table:table-row table:style-name="ro1">
          <table:table-cell office:value-type="string">
            <text:p>HillClimb vs Restart3</text:p>
          </table:table-cell>
          <table:table-cell table:formula="of:=['Hill Climb vs Restart3'.K1]" office:value-type="float" office:value="2.99">
            <text:p>2.99</text:p>
          </table:table-cell>
          <table:table-cell table:formula="of:=['Hill Climb vs Restart3'.K7]" office:value-type="float" office:value="64.78">
            <text:p>64.78</text:p>
          </table:table-cell>
          <table:table-cell table:formula="of:=['Hill Climb vs Restart3'.K9]" office:value-type="float" office:value="52.8766666666667">
            <text:p>52.88</text:p>
          </table:table-cell>
          <table:table-cell table:formula="of:=['Hill Climb vs Restart3'.L3]*100" office:value-type="float" office:value="89.6666666666667">
            <text:p>89.67</text:p>
          </table:table-cell>
        </table:table-row>
        <table:table-row table:style-name="ro1">
          <table:table-cell office:value-type="string">
            <text:p>HillClimb vs HillClimb</text:p>
          </table:table-cell>
          <table:table-cell table:formula="of:=['Hill Climb vs Hill Climb'.K1]" office:value-type="float" office:value="1.31333333333333">
            <text:p>1.31</text:p>
          </table:table-cell>
          <table:table-cell table:formula="of:=['Hill Climb vs Hill Climb'.K7]" office:value-type="float" office:value="37.4766666666667">
            <text:p>37.48</text:p>
          </table:table-cell>
          <table:table-cell table:formula="of:=['Hill Climb vs Hill Climb'.K9]" office:value-type="float" office:value="54.11">
            <text:p>54.11</text:p>
          </table:table-cell>
          <table:table-cell table:formula="of:=['Hill Climb vs Hill Climb'.L2]*100" office:value-type="float" office:value="52.6666666666667">
            <text:p>52.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>
            <draw:frame table:end-cell-address="Analysis.L33" table:end-x="0.3205in" table:end-y="0.0547in" draw:z-index="0" draw:style-name="gr1" svg:width="9.9508in" svg:height="4.2843in" svg:x="0.0858in" svg:y="0.0378in">
              <draw:object draw:notify-on-update-of-ranges="Analysis.B1:Analysis.E1 Analysis.A2:Analysis.A2 Analysis.B2:Analysis.E2 Analysis.A3:Analysis.A3 Analysis.B3:Analysis.E3 Analysis.A4:Analysis.A4 Analysis.B4:Analysis.E4 Analysis.A5:Analysis.A5 Analysis.B5:Analysis.E5 Analysis.A6:Analysis.A6 Analysis.B6:Analysis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BruteForce vs Restart15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2.23">
            <text:p>12.23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58">
            <text:p>25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4">
            <text:p>234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125">
            <text:p>12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98">
            <text:p>298</text:p>
          </table:table-cell>
          <table:table-cell table:style-name="ce1" table:formula="of:=[.K2]/SUM([.K2:.K3])" office:value-type="percentage" office:value="0.993333333333333">
            <text:p>99.33%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6">
            <text:p>75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266">
            <text:p>266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">
            <text:p>2</text:p>
          </table:table-cell>
          <table:table-cell table:style-name="ce1" table:formula="of:=[.K3]/SUM([.K2:.K3])" office:value-type="percentage" office:value="0.00666666666666667">
            <text:p>0.67%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77">
            <text:p>577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46">
            <text:p>2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41">
            <text:p>94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4">
            <text:p>84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388.523333333333">
            <text:p>388.52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3">
            <text:p>683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41">
            <text:p>141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33.41">
            <text:p>233.4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99">
            <text:p>19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196">
            <text:p>19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155.22">
            <text:p>155.2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66">
            <text:p>26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61">
            <text:p>861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76">
            <text:p>76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35.5633333333333">
            <text:p>35.5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8">
            <text:p>958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91">
            <text:p>991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70">
            <text:p>670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75">
            <text:p>975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9">
            <text:p>269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5">
            <text:p>1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70">
            <text:p>470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4">
            <text:p>81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37">
            <text:p>637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8">
            <text:p>22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7">
            <text:p>547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14">
            <text:p>2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98">
            <text:p>998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09">
            <text:p>709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9">
            <text:p>979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7">
            <text:p>327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9">
            <text:p>509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27">
            <text:p>2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4">
            <text:p>484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3">
            <text:p>23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96">
            <text:p>996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07">
            <text:p>507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36">
            <text:p>536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1">
            <text:p>541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97">
            <text:p>2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38">
            <text:p>23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4">
            <text:p>274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27">
            <text:p>2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9">
            <text:p>469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5">
            <text:p>325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05">
            <text:p>30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3">
            <text:p>363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95">
            <text:p>19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49">
            <text:p>749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35">
            <text:p>23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1">
            <text:p>74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9">
            <text:p>469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36">
            <text:p>93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2">
            <text:p>272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8">
            <text:p>24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09">
            <text:p>609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3">
            <text:p>543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4">
            <text:p>364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65">
            <text:p>26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32">
            <text:p>832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29">
            <text:p>82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13">
            <text:p>2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75">
            <text:p>475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2">
            <text:p>98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0">
            <text:p>2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93">
            <text:p>493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0">
            <text:p>24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66">
            <text:p>666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4">
            <text:p>874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32">
            <text:p>2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1">
            <text:p>591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59">
            <text:p>25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62">
            <text:p>962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0">
            <text:p>22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7">
            <text:p>377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9">
            <text:p>819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68">
            <text:p>26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7">
            <text:p>547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9">
            <text:p>769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75">
            <text:p>27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74">
            <text:p>874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8">
            <text:p>538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25">
            <text:p>2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3">
            <text:p>2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46">
            <text:p>2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34">
            <text:p>2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53">
            <text:p>25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4">
            <text:p>8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52">
            <text:p>25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65">
            <text:p>865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9">
            <text:p>66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72">
            <text:p>17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14">
            <text:p>314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3">
            <text:p>28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39">
            <text:p>83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44">
            <text:p>844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2">
            <text:p>772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80">
            <text:p>880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0">
            <text:p>390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4">
            <text:p>19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31">
            <text:p>2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4">
            <text:p>314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9">
            <text:p>2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93">
            <text:p>993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76">
            <text:p>976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33">
            <text:p>2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35">
            <text:p>935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8">
            <text:p>268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44">
            <text:p>944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6">
            <text:p>316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43">
            <text:p>24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31">
            <text:p>2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0">
            <text:p>620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7">
            <text:p>19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4">
            <text:p>504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89">
            <text:p>489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93">
            <text:p>993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6">
            <text:p>866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9">
            <text:p>20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46">
            <text:p>746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12">
            <text:p>612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91">
            <text:p>29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0">
            <text:p>460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77">
            <text:p>27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91">
            <text:p>691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38">
            <text:p>2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56">
            <text:p>25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78">
            <text:p>978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9">
            <text:p>789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7">
            <text:p>287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5">
            <text:p>2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94">
            <text:p>49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9">
            <text:p>409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2">
            <text:p>27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15">
            <text:p>915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6">
            <text:p>20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2">
            <text:p>622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70">
            <text:p>27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73">
            <text:p>273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89">
            <text:p>28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72">
            <text:p>672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44">
            <text:p>24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3">
            <text:p>513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57">
            <text:p>25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56">
            <text:p>25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4">
            <text:p>434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41">
            <text:p>441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86">
            <text:p>28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6">
            <text:p>596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2">
            <text:p>20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7">
            <text:p>727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43">
            <text:p>743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27">
            <text:p>2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21">
            <text:p>721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16">
            <text:p>2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69">
            <text:p>769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0">
            <text:p>390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0">
            <text:p>19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5">
            <text:p>875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7">
            <text:p>397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93">
            <text:p>29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8">
            <text:p>2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288">
            <text:p>288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61">
            <text:p>26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8">
            <text:p>298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7">
            <text:p>22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3">
            <text:p>59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04">
            <text:p>20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22">
            <text:p>522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39">
            <text:p>739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9">
            <text:p>629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37">
            <text:p>2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72">
            <text:p>87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1">
            <text:p>251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97">
            <text:p>19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07">
            <text:p>307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2">
            <text:p>20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8">
            <text:p>908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57">
            <text:p>25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2">
            <text:p>682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65">
            <text:p>26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9">
            <text:p>869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18">
            <text:p>2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6">
            <text:p>18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04">
            <text:p>2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8">
            <text:p>978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18">
            <text:p>2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3">
            <text:p>413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56">
            <text:p>25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13">
            <text:p>2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81">
            <text:p>281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28">
            <text:p>2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77">
            <text:p>577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49">
            <text:p>24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93">
            <text:p>79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6">
            <text:p>426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7">
            <text:p>27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55">
            <text:p>755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23">
            <text:p>423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289">
            <text:p>289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46">
            <text:p>2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29">
            <text:p>22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1">
            <text:p>2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49">
            <text:p>649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68">
            <text:p>86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32">
            <text:p>23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4">
            <text:p>25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90">
            <text:p>890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46">
            <text:p>24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16">
            <text:p>616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76">
            <text:p>776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2">
            <text:p>412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60">
            <text:p>26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54">
            <text:p>25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9">
            <text:p>96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42">
            <text:p>24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8">
            <text:p>228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2">
            <text:p>832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08">
            <text:p>2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2">
            <text:p>672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5">
            <text:p>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8">
            <text:p>728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1">
            <text:p>27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9">
            <text:p>289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69">
            <text:p>469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93">
            <text:p>19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44">
            <text:p>24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79">
            <text:p>479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6">
            <text:p>18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50">
            <text:p>2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9">
            <text:p>569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44">
            <text:p>744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23">
            <text:p>823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3">
            <text:p>603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6">
            <text:p>27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76">
            <text:p>576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5">
            <text:p>825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8">
            <text:p>20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7">
            <text:p>267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4">
            <text:p>274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53">
            <text:p>25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8">
            <text:p>988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63">
            <text:p>66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19">
            <text:p>2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1">
            <text:p>861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31">
            <text:p>2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79">
            <text:p>479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84">
            <text:p>28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1">
            <text:p>2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31">
            <text:p>731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90">
            <text:p>690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26">
            <text:p>826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33">
            <text:p>533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5">
            <text:p>24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81">
            <text:p>681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97">
            <text:p>19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51">
            <text:p>951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3">
            <text:p>233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12">
            <text:p>21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1">
            <text:p>671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59">
            <text:p>25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5">
            <text:p>385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24">
            <text:p>2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319">
            <text:p>319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8">
            <text:p>75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62">
            <text:p>26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8">
            <text:p>598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2">
            <text:p>382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82">
            <text:p>682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5">
            <text:p>545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5">
            <text:p>825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6">
            <text:p>916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78">
            <text:p>878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0">
            <text:p>260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22">
            <text:p>22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31">
            <text:p>531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35">
            <text:p>23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7">
            <text:p>587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70">
            <text:p>27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57">
            <text:p>25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0">
            <text:p>910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43">
            <text:p>24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3">
            <text:p>623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39">
            <text:p>23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20">
            <text:p>920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94">
            <text:p>19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2">
            <text:p>912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65">
            <text:p>765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79">
            <text:p>27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4">
            <text:p>334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5">
            <text:p>445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69">
            <text:p>869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11">
            <text:p>2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9">
            <text:p>469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87">
            <text:p>287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1">
            <text:p>29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49">
            <text:p>649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49">
            <text:p>24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8">
            <text:p>22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82">
            <text:p>882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2">
            <text:p>552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54">
            <text:p>25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43">
            <text:p>24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43">
            <text:p>24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6">
            <text:p>20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5">
            <text:p>205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21">
            <text:p>721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19">
            <text:p>2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8">
            <text:p>46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57">
            <text:p>25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7">
            <text:p>337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64">
            <text:p>16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37">
            <text:p>837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83">
            <text:p>28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0">
            <text:p>540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21">
            <text:p>621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9">
            <text:p>869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30">
            <text:p>630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4">
            <text:p>284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2">
            <text:p>2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35">
            <text:p>435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58">
            <text:p>25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53">
            <text:p>25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7">
            <text:p>397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64">
            <text:p>864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2">
            <text:p>2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7">
            <text:p>757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50">
            <text:p>350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">
            <text:p>310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3">
            <text:p>193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52">
            <text:p>25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95">
            <text:p>69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62">
            <text:p>662</text:p>
          </table:table-cell>
          <table:table-cell table:number-columns-repeated="6"/>
        </table:table-row>
      </table:table>
      <table:table table:name="BruteForce vs Restart5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7.83333333333333">
            <text:p>7.8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286">
            <text:p>286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98">
            <text:p>298</text:p>
          </table:table-cell>
          <table:table-cell table:style-name="ce1" table:formula="of:=[.K2]/SUM([.K2:.K3])" office:value-type="percentage" office:value="0.993333333333333">
            <text:p>99.33%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0">
            <text:p>18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25">
            <text:p>825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303">
            <text:p>303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">
            <text:p>2</text:p>
          </table:table-cell>
          <table:table-cell table:style-name="ce1" table:formula="of:=[.K3]/SUM([.K2:.K3])" office:value-type="percentage" office:value="0.00666666666666667">
            <text:p>0.67%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22">
            <text:p>22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405.073333333333">
            <text:p>405.0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93">
            <text:p>193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11.17">
            <text:p>211.17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251">
            <text:p>251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193.97">
            <text:p>193.9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97">
            <text:p>297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67">
            <text:p>167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35.6633333333333">
            <text:p>35.66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386">
            <text:p>38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14">
            <text:p>2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6">
            <text:p>956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5">
            <text:p>2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3">
            <text:p>2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01">
            <text:p>901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7">
            <text:p>2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61">
            <text:p>561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7">
            <text:p>2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4">
            <text:p>1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22">
            <text:p>22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9">
            <text:p>2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3">
            <text:p>353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67">
            <text:p>26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3">
            <text:p>793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1">
            <text:p>22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0">
            <text:p>850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4">
            <text:p>454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9">
            <text:p>879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96">
            <text:p>19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9">
            <text:p>499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0">
            <text:p>480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334">
            <text:p>33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7">
            <text:p>24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34">
            <text:p>23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5">
            <text:p>59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4">
            <text:p>23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6">
            <text:p>476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9">
            <text:p>90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5">
            <text:p>48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8">
            <text:p>498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73">
            <text:p>17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43">
            <text:p>743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35">
            <text:p>2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4">
            <text:p>22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4">
            <text:p>23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46">
            <text:p>2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2">
            <text:p>602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0">
            <text:p>680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1">
            <text:p>20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42">
            <text:p>2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7">
            <text:p>16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5">
            <text:p>61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4">
            <text:p>20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9">
            <text:p>73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5">
            <text:p>475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4">
            <text:p>8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75">
            <text:p>17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52">
            <text:p>652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1">
            <text:p>541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24">
            <text:p>22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14">
            <text:p>61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5">
            <text:p>575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8">
            <text:p>488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03">
            <text:p>20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1">
            <text:p>811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9">
            <text:p>789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0">
            <text:p>910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4">
            <text:p>494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90">
            <text:p>19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0">
            <text:p>29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9">
            <text:p>19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5">
            <text:p>585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98">
            <text:p>898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7">
            <text:p>19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7">
            <text:p>897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1">
            <text:p>521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271">
            <text:p>271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5">
            <text:p>86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288">
            <text:p>28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1">
            <text:p>441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314">
            <text:p>314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0">
            <text:p>1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02">
            <text:p>402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19">
            <text:p>2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22">
            <text:p>92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6">
            <text:p>266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0">
            <text:p>610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6">
            <text:p>706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1">
            <text:p>781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3">
            <text:p>22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94">
            <text:p>994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6">
            <text:p>566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264">
            <text:p>264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36">
            <text:p>2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3">
            <text:p>663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11">
            <text:p>2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23">
            <text:p>2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33">
            <text:p>2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1">
            <text:p>46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67">
            <text:p>767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9">
            <text:p>859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5">
            <text:p>26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2">
            <text:p>792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5">
            <text:p>505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2">
            <text:p>542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63">
            <text:p>26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3">
            <text:p>73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04">
            <text:p>2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6">
            <text:p>23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9">
            <text:p>1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3">
            <text:p>823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0">
            <text:p>44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15">
            <text:p>2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1">
            <text:p>361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96">
            <text:p>29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04">
            <text:p>604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3">
            <text:p>963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3">
            <text:p>513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5">
            <text:p>745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15">
            <text:p>2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7">
            <text:p>637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01">
            <text:p>301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0">
            <text:p>710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43">
            <text:p>24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1">
            <text:p>841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19">
            <text:p>2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8">
            <text:p>1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6">
            <text:p>666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5">
            <text:p>2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9">
            <text:p>819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2">
            <text:p>78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46">
            <text:p>2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8">
            <text:p>588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9">
            <text:p>689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6">
            <text:p>26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66">
            <text:p>666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4">
            <text:p>19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3">
            <text:p>63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9">
            <text:p>709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381">
            <text:p>381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33">
            <text:p>933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05">
            <text:p>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284">
            <text:p>28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1">
            <text:p>361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1">
            <text:p>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6">
            <text:p>2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8">
            <text:p>708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1">
            <text:p>19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9">
            <text:p>439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353">
            <text:p>353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1">
            <text:p>2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07">
            <text:p>707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2">
            <text:p>2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12">
            <text:p>2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60">
            <text:p>96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30">
            <text:p>23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0">
            <text:p>570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6">
            <text:p>926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67">
            <text:p>26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41">
            <text:p>24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21">
            <text:p>2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9">
            <text:p>20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8">
            <text:p>808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1">
            <text:p>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3">
            <text:p>613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5">
            <text:p>625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3">
            <text:p>633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1">
            <text:p>2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7">
            <text:p>2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4">
            <text:p>604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60">
            <text:p>26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3">
            <text:p>27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4">
            <text:p>1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64">
            <text:p>16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38">
            <text:p>338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3">
            <text:p>773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74">
            <text:p>674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6">
            <text:p>516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6">
            <text:p>586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04">
            <text:p>20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3">
            <text:p>843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24">
            <text:p>2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2">
            <text:p>822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2">
            <text:p>72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6">
            <text:p>20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67">
            <text:p>867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1">
            <text:p>971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3">
            <text:p>703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95">
            <text:p>1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5">
            <text:p>625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7">
            <text:p>16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6">
            <text:p>366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2">
            <text:p>252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9">
            <text:p>19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2">
            <text:p>942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6">
            <text:p>596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6">
            <text:p>21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4">
            <text:p>564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5">
            <text:p>97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2">
            <text:p>172</text:p>
          </table:table-cell>
          <table:table-cell table:number-columns-repeated="4"/>
        </table:table-row>
      </table:table>
      <table:table table:name="Restart5 vs Restart3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5.31">
            <text:p>5.3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1">
            <text:p>621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44">
            <text:p>44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42">
            <text:p>242</text:p>
          </table:table-cell>
          <table:table-cell table:style-name="ce1" table:formula="of:=[.K2]/SUM([.K2:.K3])" office:value-type="percentage" office:value="0.806666666666667">
            <text:p>80.67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64">
            <text:p>64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58">
            <text:p>58</text:p>
          </table:table-cell>
          <table:table-cell table:style-name="ce1" table:formula="of:=[.K3]/SUM([.K2:.K3])" office:value-type="percentage" office:value="0.193333333333333">
            <text:p>19.33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8">
            <text:p>408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7">
            <text:p>20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7">
            <text:p>27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307.8">
            <text:p>307.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0">
            <text:p>2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">
            <text:p>612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30">
            <text:p>130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66.29">
            <text:p>266.29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95">
            <text:p>9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50.57">
            <text:p>50.5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21">
            <text:p>2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0.3">
            <text:p>50.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4">
            <text:p>904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8">
            <text:p>828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1">
            <text:p>541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5">
            <text:p>2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6">
            <text:p>976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3">
            <text:p>2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3">
            <text:p>28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8">
            <text:p>25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4">
            <text:p>944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1">
            <text:p>901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61">
            <text:p>26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7">
            <text:p>24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68">
            <text:p>66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03">
            <text:p>20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26">
            <text:p>22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">
            <text:p>23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6">
            <text:p>2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7">
            <text:p>947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2">
            <text:p>2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3">
            <text:p>903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1">
            <text:p>2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4">
            <text:p>704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6">
            <text:p>29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8">
            <text:p>67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41">
            <text:p>24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0">
            <text:p>680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1">
            <text:p>921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20">
            <text:p>92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5">
            <text:p>915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43">
            <text:p>743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86">
            <text:p>686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7">
            <text:p>2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7">
            <text:p>21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9">
            <text:p>90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59">
            <text:p>25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6">
            <text:p>27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1">
            <text:p>321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13">
            <text:p>3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7">
            <text:p>30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3">
            <text:p>2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1">
            <text:p>67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8">
            <text:p>488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6">
            <text:p>636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9">
            <text:p>32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55">
            <text:p>655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9">
            <text:p>799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5">
            <text:p>595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8">
            <text:p>888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4">
            <text:p>28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7">
            <text:p>927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7">
            <text:p>2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5">
            <text:p>895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9">
            <text:p>22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97">
            <text:p>797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17">
            <text:p>3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48">
            <text:p>848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7">
            <text:p>667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81">
            <text:p>2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4">
            <text:p>664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9">
            <text:p>26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8">
            <text:p>978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7">
            <text:p>797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0">
            <text:p>74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13">
            <text:p>713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9">
            <text:p>689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2">
            <text:p>65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15">
            <text:p>3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23">
            <text:p>2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6">
            <text:p>90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7">
            <text:p>917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64">
            <text:p>464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7">
            <text:p>25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1">
            <text:p>571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0">
            <text:p>2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0">
            <text:p>940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6">
            <text:p>796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3">
            <text:p>873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9">
            <text:p>879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58">
            <text:p>25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3">
            <text:p>2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9">
            <text:p>849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7">
            <text:p>607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3">
            <text:p>543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6">
            <text:p>626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73">
            <text:p>27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3">
            <text:p>92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1">
            <text:p>791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7">
            <text:p>59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49">
            <text:p>2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29">
            <text:p>22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8">
            <text:p>26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6">
            <text:p>636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4">
            <text:p>24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38">
            <text:p>938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19">
            <text:p>3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0">
            <text:p>670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1">
            <text:p>461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33">
            <text:p>3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5">
            <text:p>535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9">
            <text:p>27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3">
            <text:p>993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3">
            <text:p>80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7">
            <text:p>887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1">
            <text:p>2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5">
            <text:p>785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1">
            <text:p>761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1">
            <text:p>47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8">
            <text:p>668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1">
            <text:p>38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9">
            <text:p>30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34">
            <text:p>734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6">
            <text:p>706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2">
            <text:p>2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8">
            <text:p>928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6">
            <text:p>856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1">
            <text:p>941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57">
            <text:p>3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33">
            <text:p>73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5">
            <text:p>645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7">
            <text:p>747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4">
            <text:p>444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0">
            <text:p>26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86">
            <text:p>486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0">
            <text:p>29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93">
            <text:p>9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0">
            <text:p>780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8">
            <text:p>22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9">
            <text:p>3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2">
            <text:p>522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5">
            <text:p>805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3">
            <text:p>213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75">
            <text:p>475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36">
            <text:p>3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1">
            <text:p>28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3">
            <text:p>743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9">
            <text:p>929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8">
            <text:p>2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4">
            <text:p>604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8">
            <text:p>768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07">
            <text:p>3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7">
            <text:p>957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42">
            <text:p>2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9">
            <text:p>919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8">
            <text:p>9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3">
            <text:p>873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27">
            <text:p>52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8">
            <text:p>29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7">
            <text:p>707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10">
            <text:p>910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3">
            <text:p>763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2">
            <text:p>692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80">
            <text:p>28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55">
            <text:p>2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table:number-columns-repeated="6"/>
        </table:table-row>
      </table:table>
      <table:table table:name="Hill Climb vs Restart3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3">
            <text:p>573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49">
            <text:p>49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31">
            <text:p>31</text:p>
          </table:table-cell>
          <table:table-cell table:style-name="ce1" table:formula="of:=[.K2]/SUM([.K2:.K3])" office:value-type="percentage" office:value="0.103333333333333">
            <text:p>10.3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82">
            <text:p>82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69">
            <text:p>269</text:p>
          </table:table-cell>
          <table:table-cell table:style-name="ce1" table:formula="of:=[.K3]/SUM([.K2:.K3])" office:value-type="percentage" office:value="0.896666666666667">
            <text:p>89.67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22">
            <text:p>3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79">
            <text:p>79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39.86">
            <text:p>239.8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4">
            <text:p>534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94">
            <text:p>9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300.886666666667">
            <text:p>300.8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9">
            <text:p>659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87">
            <text:p>8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64.78">
            <text:p>64.7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1">
            <text:p>751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">
            <text:p>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2.8766666666667">
            <text:p>52.8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9">
            <text:p>699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6">
            <text:p>3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5">
            <text:p>3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3">
            <text:p>3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39">
            <text:p>3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3">
            <text:p>26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39">
            <text:p>93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4">
            <text:p>994</text:p>
          </table:table-cell>
          <table:table-cell table:formula="of:=[.A27]&gt;[.B27]" office:value-type="boolean" office:boolean-value="false">
            <text:p>FALSE</text:p>
          </table:table-cell>
          <table:table-cell table:formula="of:=MAX([.A27];[.B27])-MIN([.A27];[.B2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3">
            <text:p>863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3">
            <text:p>583</text:p>
          </table:table-cell>
          <table:table-cell table:formula="of:=[.A30]&gt;[.B30]" office:value-type="boolean" office:boolean-value="false">
            <text:p>FALSE</text:p>
          </table:table-cell>
          <table:table-cell table:formula="of:=MAX([.A30];[.B30])-MIN([.A30];[.B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35">
            <text:p>3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5">
            <text:p>815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formula="of:=[.A34]&gt;[.B34]" office:value-type="boolean" office:boolean-value="false">
            <text:p>FALSE</text:p>
          </table:table-cell>
          <table:table-cell table:formula="of:=MAX([.A34];[.B34])-MIN([.A34];[.B3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9">
            <text:p>3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6">
            <text:p>636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55">
            <text:p>3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6">
            <text:p>27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2">
            <text:p>542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4">
            <text:p>72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9">
            <text:p>689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2">
            <text:p>6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1">
            <text:p>2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54]&gt;[.B54]" office:value-type="boolean" office:boolean-value="false">
            <text:p>FALSE</text:p>
          </table:table-cell>
          <table:table-cell table:formula="of:=MAX([.A54];[.B54])-MIN([.A54];[.B5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52">
            <text:p>3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7">
            <text:p>627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15">
            <text:p>31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9">
            <text:p>80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4">
            <text:p>3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formula="of:=[.A59]&gt;[.B59]" office:value-type="boolean" office:boolean-value="false">
            <text:p>FALSE</text:p>
          </table:table-cell>
          <table:table-cell table:formula="of:=MAX([.A59];[.B59])-MIN([.A59];[.B59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39">
            <text:p>3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8">
            <text:p>3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2">
            <text:p>3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7">
            <text:p>3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1">
            <text:p>981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34">
            <text:p>3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48">
            <text:p>34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1">
            <text:p>921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5">
            <text:p>435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96">
            <text:p>2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24">
            <text:p>3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table:formula="of:=[.A72]&gt;[.B72]" office:value-type="boolean" office:boolean-value="false">
            <text:p>FALSE</text:p>
          </table:table-cell>
          <table:table-cell table:formula="of:=MAX([.A72];[.B72])-MIN([.A72];[.B72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A77]&gt;[.B77]" office:value-type="boolean" office:boolean-value="false">
            <text:p>FALSE</text:p>
          </table:table-cell>
          <table:table-cell table:formula="of:=MAX([.A77];[.B77])-MIN([.A77];[.B7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2">
            <text:p>3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2">
            <text:p>882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13">
            <text:p>3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97">
            <text:p>29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4">
            <text:p>524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0">
            <text:p>3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16">
            <text:p>3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[.A86]&gt;[.B86]" office:value-type="boolean" office:boolean-value="false">
            <text:p>FALSE</text:p>
          </table:table-cell>
          <table:table-cell table:formula="of:=MAX([.A86];[.B86])-MIN([.A86];[.B86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3">
            <text:p>3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6">
            <text:p>686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04">
            <text:p>30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0">
            <text:p>3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3">
            <text:p>70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38">
            <text:p>33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5">
            <text:p>33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9">
            <text:p>26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7">
            <text:p>3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1">
            <text:p>881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51">
            <text:p>3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1">
            <text:p>82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table:formula="of:=[.A107]&gt;[.B107]" office:value-type="boolean" office:boolean-value="false">
            <text:p>FALSE</text:p>
          </table:table-cell>
          <table:table-cell table:formula="of:=MAX([.A107];[.B107])-MIN([.A107];[.B10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8">
            <text:p>708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8">
            <text:p>63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66">
            <text:p>766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6">
            <text:p>3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2">
            <text:p>3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4">
            <text:p>72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8">
            <text:p>3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41">
            <text:p>3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5">
            <text:p>715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7">
            <text:p>2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3">
            <text:p>823</text:p>
          </table:table-cell>
          <table:table-cell table:formula="of:=[.A121]&gt;[.B121]" office:value-type="boolean" office:boolean-value="false">
            <text:p>FALSE</text:p>
          </table:table-cell>
          <table:table-cell table:formula="of:=MAX([.A121];[.B121])-MIN([.A121];[.B12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7">
            <text:p>867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79">
            <text:p>3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43">
            <text:p>3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6">
            <text:p>976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table:formula="of:=[.A133]&gt;[.B133]" office:value-type="boolean" office:boolean-value="false">
            <text:p>FALSE</text:p>
          </table:table-cell>
          <table:table-cell table:formula="of:=MAX([.A133];[.B133])-MIN([.A133];[.B133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9">
            <text:p>3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18">
            <text:p>3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140]&gt;[.B140]" office:value-type="boolean" office:boolean-value="false">
            <text:p>FALSE</text:p>
          </table:table-cell>
          <table:table-cell table:formula="of:=MAX([.A140];[.B140])-MIN([.A140];[.B14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04">
            <text:p>3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3">
            <text:p>743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10">
            <text:p>3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8">
            <text:p>3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97">
            <text:p>897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9">
            <text:p>27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table:formula="of:=[.A148]&gt;[.B148]" office:value-type="boolean" office:boolean-value="false">
            <text:p>FALSE</text:p>
          </table:table-cell>
          <table:table-cell table:formula="of:=MAX([.A148];[.B148])-MIN([.A148];[.B14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0">
            <text:p>980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formula="of:=[.A155]&gt;[.B155]" office:value-type="boolean" office:boolean-value="false">
            <text:p>FALSE</text:p>
          </table:table-cell>
          <table:table-cell table:formula="of:=MAX([.A155];[.B155])-MIN([.A155];[.B155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3">
            <text:p>933</text:p>
          </table:table-cell>
          <table:table-cell table:formula="of:=[.A158]&gt;[.B158]" office:value-type="boolean" office:boolean-value="false">
            <text:p>FALSE</text:p>
          </table:table-cell>
          <table:table-cell table:formula="of:=MAX([.A158];[.B158])-MIN([.A158];[.B15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17">
            <text:p>3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4">
            <text:p>2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9">
            <text:p>23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9">
            <text:p>669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4">
            <text:p>3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2">
            <text:p>752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1">
            <text:p>3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1">
            <text:p>3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7">
            <text:p>607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28">
            <text:p>3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1">
            <text:p>2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4">
            <text:p>29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4">
            <text:p>614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3">
            <text:p>3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3">
            <text:p>81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2">
            <text:p>732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9">
            <text:p>389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48">
            <text:p>3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15">
            <text:p>3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2">
            <text:p>642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4">
            <text:p>3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0">
            <text:p>740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2">
            <text:p>49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81">
            <text:p>3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09">
            <text:p>30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0">
            <text:p>3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2">
            <text:p>932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39">
            <text:p>3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57">
            <text:p>25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4">
            <text:p>664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5">
            <text:p>2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207]&gt;[.B207]" office:value-type="boolean" office:boolean-value="false">
            <text:p>FALSE</text:p>
          </table:table-cell>
          <table:table-cell table:formula="of:=MAX([.A207];[.B207])-MIN([.A207];[.B20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98">
            <text:p>2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1">
            <text:p>861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79">
            <text:p>27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5">
            <text:p>825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9">
            <text:p>819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23">
            <text:p>32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5">
            <text:p>3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1">
            <text:p>681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table:formula="of:=[.A223]&gt;[.B223]" office:value-type="boolean" office:boolean-value="false">
            <text:p>FALSE</text:p>
          </table:table-cell>
          <table:table-cell table:formula="of:=MAX([.A223];[.B223])-MIN([.A223];[.B22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9">
            <text:p>2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17">
            <text:p>3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9">
            <text:p>609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1">
            <text:p>30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26">
            <text:p>3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3">
            <text:p>3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21">
            <text:p>3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15">
            <text:p>3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4">
            <text:p>954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6">
            <text:p>556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08">
            <text:p>3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2">
            <text:p>992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7">
            <text:p>557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2">
            <text:p>2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2">
            <text:p>922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7">
            <text:p>997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94">
            <text:p>29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43">
            <text:p>3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62">
            <text:p>3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1">
            <text:p>881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8">
            <text:p>878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6">
            <text:p>3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31">
            <text:p>3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87">
            <text:p>3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1">
            <text:p>761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65">
            <text:p>3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9">
            <text:p>2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9">
            <text:p>559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7">
            <text:p>717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9">
            <text:p>3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30">
            <text:p>3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3">
            <text:p>3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53">
            <text:p>3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46">
            <text:p>4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75">
            <text:p>37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6">
            <text:p>526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52">
            <text:p>3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6">
            <text:p>3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4">
            <text:p>944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6">
            <text:p>546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2">
            <text:p>652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6">
            <text:p>696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3">
            <text:p>553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8">
            <text:p>948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62">
            <text:p>3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7">
            <text:p>557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4">
            <text:p>944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06">
            <text:p>3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4">
            <text:p>854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48">
            <text:p>3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number-columns-repeated="6"/>
        </table:table-row>
      </table:table>
      <table:table table:name="Hill Climb vs Hill Climb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31333333333333">
            <text:p>1.3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18">
            <text:p>18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8">
            <text:p>158</text:p>
          </table:table-cell>
          <table:table-cell table:style-name="ce1" table:formula="of:=[.K2]/SUM([.K2:.K3])" office:value-type="percentage" office:value="0.526666666666667">
            <text:p>52.67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15">
            <text:p>15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2">
            <text:p>142</text:p>
          </table:table-cell>
          <table:table-cell table:style-name="ce1" table:formula="of:=[.K3]/SUM([.K2:.K3])" office:value-type="percentage" office:value="0.473333333333333">
            <text:p>47.3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42">
            <text:p>4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5.143333333333">
            <text:p>255.1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1">
            <text:p>26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6">
            <text:p>696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38">
            <text:p>38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626666666667">
            <text:p>249.6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6">
            <text:p>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7.4766666666667">
            <text:p>37.4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9">
            <text:p>1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51">
            <text:p>5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11">
            <text:p>54.1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1">
            <text:p>991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57">
            <text:p>2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8">
            <text:p>30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9">
            <text:p>3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0">
            <text:p>930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48]&gt;[.B48]" office:value-type="boolean" office:boolean-value="false">
            <text:p>FALSE</text:p>
          </table:table-cell>
          <table:table-cell table:formula="of:=MAX([.A48];[.B48])-MIN([.A48];[.B4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97">
            <text:p>1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5">
            <text:p>90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3">
            <text:p>27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14">
            <text:p>3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82">
            <text:p>28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0">
            <text:p>940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6">
            <text:p>716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13">
            <text:p>2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12">
            <text:p>31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1">
            <text:p>70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3">
            <text:p>23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7">
            <text:p>927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7">
            <text:p>597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91">
            <text:p>2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03">
            <text:p>30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86">
            <text:p>2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9">
            <text:p>30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4">
            <text:p>33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9">
            <text:p>2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7">
            <text:p>757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9">
            <text:p>559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1">
            <text:p>851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9">
            <text:p>2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3">
            <text:p>573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2">
            <text:p>3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9">
            <text:p>2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7">
            <text:p>2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5">
            <text:p>31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2/10/2010</text:date>, <text:time>23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0H32M15S</meta:editing-duration>
    <meta:editing-cycles>8</meta:editing-cycles>
    <meta:creation-date>2010-12-04T12:48:06.18</meta:creation-date>
    <meta:initial-creator>Tim Goric</meta:initial-creator>
    <dc:date>2010-12-10T23:11:12.67</dc:date>
    <dc:creator>Tim Goric</dc:creator>
    <meta:document-statistic meta:table-count="6" meta:cell-count="12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76cm" svg:height="10.883cm" xlink:href=".." chart:class="chart:bar" chart:style-name="ch1">
        <chart:title svg:x="9.026cm" svg:y="0.218cm" chart:style-name="ch2">
          <text:p>Maximum Score Utility Function</text:p>
        </chart:title>
        <chart:legend chart:legend-position="bottom" svg:x="1.686cm" svg:y="9.921cm" chart:style-name="ch3"/>
        <chart:plot-area chart:style-name="ch4" table:cell-range-address="Analysis.A1:Analysis.E6" chart:data-source-has-labels="both" svg:x="0.505cm" svg:y="1.044cm" svg:width="23.761cm" svg:height="8.661cm">
          <chart:axis chart:dimension="x" chart:name="primary-x" chart:style-name="ch5">
            <chart:categories table:cell-range-address="Analysis.B1:Analysis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2:Analysis.E2" chart:label-cell-address="Analysis.A2:Analysis.A2" chart:class="chart:bar">
            <chart:data-point chart:repeated="4"/>
          </chart:series>
          <chart:series chart:style-name="ch9" chart:values-cell-range-address="Analysis.B3:Analysis.E3" chart:label-cell-address="Analysis.A3:Analysis.A3" chart:class="chart:bar">
            <chart:data-point chart:repeated="4"/>
          </chart:series>
          <chart:series chart:style-name="ch10" chart:values-cell-range-address="Analysis.B4:Analysis.E4" chart:label-cell-address="Analysis.A4:Analysis.A4" chart:class="chart:bar">
            <chart:data-point chart:repeated="4"/>
          </chart:series>
          <chart:series chart:style-name="ch11" chart:values-cell-range-address="Analysis.B5:Analysis.E5" chart:label-cell-address="Analysis.A5:Analysis.A5" chart:class="chart:bar">
            <chart:data-point chart:repeated="4"/>
          </chart:series>
          <chart:series chart:style-name="ch12" chart:values-cell-range-address="Analysis.B6:Analysis.E6" chart:label-cell-address="Analysis.A6:Analysis.A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B1:Analysis.E1"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 text:id="Analysis.A2:Analysis.A2">BruteForce vs Restart5</text:p>
              </table:table-cell>
              <table:table-cell office:value-type="float" office:value="7.83333333333333">
                <text:p text:id="Analysis.B2:Analysis.E2"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 text:id="Analysis.A3:Analysis.A3">BruteForce vs Restart15</text:p>
              </table:table-cell>
              <table:table-cell office:value-type="float" office:value="12.23">
                <text:p text:id="Analysis.B3:Analysis.E3"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 text:id="Analysis.A4:Analysis.A4">Restart5 vs Restart3</text:p>
              </table:table-cell>
              <table:table-cell office:value-type="float" office:value="5.31">
                <text:p text:id="Analysis.B4:Analysis.E4"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 text:id="Analysis.A5:Analysis.A5">HillClimb vs Restart3</text:p>
              </table:table-cell>
              <table:table-cell office:value-type="float" office:value="2.99">
                <text:p text:id="Analysis.B5:Analysis.E5"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 text:id="Analysis.A6:Analysis.A6">HillClimb vs HillClimb</text:p>
              </table:table-cell>
              <table:table-cell office:value-type="float" office:value="1.31333333333333">
                <text:p text:id="Analysis.B6:Analysis.E6"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